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4.3458in" fo:margin-left="0.0201in" fo:margin-top="0in" fo:margin-bottom="0in" table:align="left" style:writing-mode="lr-tb"/>
    </style:style>
    <style:style style:name="Table1.A" style:family="table-column">
      <style:table-column-properties style:column-width="4.3458in"/>
    </style:style>
    <style:style style:name="Table1.1" style:family="table-row">
      <style:table-row-properties style:min-row-height="0.4563in" fo:keep-together="auto"/>
    </style:style>
    <style:style style:name="Table1.A1" style:family="table-cell">
      <style:table-cell-properties fo:padding-left="0.075in" fo:padding-right="0.075in" fo:padding-top="0.2201in" fo:padding-bottom="0in" fo:border-left="1pt solid #000000" fo:border-right="1pt solid #000000" fo:border-top="none" fo:border-bottom="1.5pt solid #549e39"/>
    </style:style>
    <style:style style:name="Table1.2" style:family="table-row">
      <style:table-row-properties style:min-row-height="5.7299in" fo:keep-together="auto"/>
    </style:style>
    <style:style style:name="Table1.A2" style:family="table-cell">
      <style:table-cell-properties fo:padding-left="0.075in" fo:padding-right="0.075in" fo:padding-top="0.1701in" fo:padding-bottom="0in" fo:border-left="1.5pt solid #549e39" fo:border-right="none" fo:border-top="1.5pt solid #549e39" fo:border-bottom="1.5pt solid #549e39"/>
    </style:style>
    <style:style style:name="Table2" style:family="table">
      <style:table-properties style:width="2.6056in" fo:margin-left="0in" fo:margin-top="0in" fo:margin-bottom="0in" table:align="left" style:writing-mode="lr-tb"/>
    </style:style>
    <style:style style:name="Table2.A" style:family="table-column">
      <style:table-column-properties style:column-width="1.3021in"/>
    </style:style>
    <style:style style:name="Table2.B" style:family="table-column">
      <style:table-column-properties style:column-width="1.3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.3in" fo:padding-bottom="0in" fo:border="none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2813in" fo:keep-together="auto"/>
    </style:style>
    <style:style style:name="Table2.A3" style:family="table-cell">
      <style:table-cell-properties fo:padding-left="0.075in" fo:padding-right="0.075in" fo:padding-top="0.2in" fo:padding-bottom="0in" fo:border="none"/>
    </style:style>
    <style:style style:name="Table2.A4" style:family="table-cell">
      <style:table-cell-properties fo:padding-left="0.075in" fo:padding-right="0.075in" fo:padding-top="0in" fo:padding-bottom="0.2in" fo:border="none"/>
    </style:style>
    <style:style style:name="Table3" style:family="table">
      <style:table-properties style:width="3.1063in" fo:margin-left="0in" fo:margin-top="0in" fo:margin-bottom="0in" table:align="left" style:writing-mode="lr-tb"/>
    </style:style>
    <style:style style:name="Table3.A" style:family="table-column">
      <style:table-column-properties style:column-width="3.1063in"/>
    </style:style>
    <style:style style:name="Table3.1" style:family="table-row">
      <style:table-row-properties style:min-row-height="2.6799in" fo:keep-together="auto"/>
    </style:style>
    <style:style style:name="Table3.A1" style:family="table-cell">
      <style:table-cell-properties fo:background-color="#549e39" fo:padding-left="0.075in" fo:padding-right="0.075in" fo:padding-top="0.2in" fo:padding-bottom="0in" fo:border-left="none" fo:border-right="1.5pt solid #549e39" fo:border-top="1.5pt solid #549e39" fo:border-bottom="1.5pt solid #549e39">
        <style:background-image/>
      </style:table-cell-properties>
    </style:style>
    <style:style style:name="Table3.2" style:family="table-row">
      <style:table-row-properties style:min-row-height="2.4in" fo:keep-together="auto"/>
    </style:style>
    <style:style style:name="Table3.A2" style:family="table-cell">
      <style:table-cell-properties fo:padding-left="0.075in" fo:padding-right="0.075in" fo:padding-top="0in" fo:padding-bottom="0in" fo:border-left="none" fo:border-right="none" fo:border-top="1.5pt solid #549e39" fo:border-bottom="1.5pt solid #549e39"/>
    </style:style>
    <style:style style:name="Table3.3" style:family="table-row">
      <style:table-row-properties fo:keep-together="auto"/>
    </style:style>
    <style:style style:name="Table3.A3" style:family="table-cell">
      <style:table-cell-properties fo:padding-left="0.075in" fo:padding-right="0.075in" fo:padding-top="0in" fo:padding-bottom="0in" fo:border-left="none" fo:border-right="1.5pt solid #549e39" fo:border-top="1.5pt solid #549e39" fo:border-bottom="1.5pt solid #549e39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4.366in"/>
    </style:style>
    <style:style style:name="Table4.B" style:family="table-column">
      <style:table-column-properties style:column-width="3.133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in" fo:padding-top="0in" fo:padding-bottom="0in" fo:border-left="none" fo:border-right="1.5pt solid #549e39" fo:border-top="none" fo:border-bottom="none"/>
    </style:style>
    <style:style style:name="Table4.B1" style:family="table-cell">
      <style:table-cell-properties fo:padding-left="0.075in" fo:padding-right="0.075in" fo:padding-top="0in" fo:padding-bottom="0in" fo:border-left="1.5pt solid #549e39" fo:border-right="none" fo:border-top="none" fo:border-bottom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 style:master-page-name="First_20_Page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 style:list-style-name="WWNum2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0417in" loext:contextual-spacing="false" fo:line-height="108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Heading_20_3">
      <style:paragraph-properties fo:text-align="justify" style:justify-single-word="false"/>
    </style:style>
    <style:style style:name="P12" style:family="paragraph" style:parent-style-name="Heading_20_3" style:list-style-name="WWNum5">
      <style:paragraph-properties fo:margin-left="0.5in" fo:margin-right="0in" fo:text-align="start" style:justify-single-word="false" fo:text-indent="-0.25in" style:auto-text-indent="false"/>
    </style:style>
    <style:style style:name="P13" style:family="paragraph" style:parent-style-name="Heading_20_3" style:list-style-name="WWNum4">
      <style:paragraph-properties fo:margin-left="0.5in" fo:margin-right="0in" fo:text-align="start" style:justify-single-word="false" fo:text-indent="-0.25in" style:auto-text-indent="false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1">Date: 5.9.2020</text:p>
                </table:table-cell>
              </table:table-row>
              <table:table-row table:style-name="Table1.2">
                <table:table-cell table:style-name="Table1.A2" office:value-type="string">
                  <text:p text:style-name="Heading_20_2">Spoon Count</text:p>
                  <text:p text:style-name="Heading_20_3">No spoon loss, potential spoon gain </text:p>
                  <text:list xml:id="list2870018455" text:style-name="WWNum2">
                    <text:list-item>
                      <text:p text:style-name="P7">Art with David</text:p>
                    </text:list-item>
                    <text:list-item>
                      <text:p text:style-name="P8">Thesis</text:p>
                    </text:list-item>
                  </text:list>
                  <text:p text:style-name="Heading_20_3">Highest spoon usage</text:p>
                  <text:list xml:id="list3398722476" text:style-name="WWNum3">
                    <text:list-item>
                      <text:p text:style-name="P9">Tattoo</text:p>
                    </text:list-item>
                  </text:list>
                  <text:p text:style-name="Heading_20_3">Balanced Activities (loss and gain in same activity)</text:p>
                  <text:p text:style-name="P1">~ Cleaning</text:p>
                  <text:p text:style-name="Heading_20_2">Candy State</text:p>
                  <text:p text:style-name="Heading_20_3">Morning </text:p>
                  <text:p text:style-name="Standard">How did you feel waking up, how did your mind state develop?</text:p>
                  <text:list xml:id="list1453934398" text:style-name="WWNum1">
                    <text:list-item>
                      <text:p text:style-name="P10">uncharted</text:p>
                    </text:list-item>
                  </text:list>
                  <text:p text:style-name="Heading_20_3">Afternoon </text:p>
                  <text:p text:style-name="Standard">What state are you feeling at the peak of the day?</text:p>
                  <text:list xml:id="list11603693172178" text:continue-numbering="true" text:style-name="WWNum1">
                    <text:list-item>
                      <text:p text:style-name="P10">uncharted</text:p>
                    </text:list-item>
                  </text:list>
                  <text:p text:style-name="Heading_20_3">Evening </text:p>
                  <text:p text:style-name="Standard">Where is your mind after the day’s tasks are complete?</text:p>
                  <text:list xml:id="list11602336564855" text:continue-numbering="true" text:style-name="WWNum1">
                    <text:list-item>
                      <text:p text:style-name="P10">uncharted</text:p>
                    </text:list-item>
                  </text:list>
                  <text:p text:style-name="Heading_20_3">Outliers </text:p>
                  <text:p text:style-name="Standard">Any unusual or standout changes or developments?</text:p>
                  <text:list xml:id="list11602165538469" text:continue-numbering="true" text:style-name="WWNum1">
                    <text:list-item>
                      <text:p text:style-name="P10">uncharted</text:p>
                    </text:list-item>
                  </text:list>
                </table:table-cell>
              </table:table-row>
            </table:table>
            <text:p text:style-name="Standard"/>
          </table:table-cell>
          <table:table-cell table:style-name="Table4.B1" office:value-type="string"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eading_20_2">Focus</text:p>
                  <text:p text:style-name="Heading_20_3">What activities or projects did you focus on today?</text:p>
                  <text:list xml:id="list1340658563" text:style-name="WWNum5">
                    <text:list-item>
                      <text:p text:style-name="P12">building structures to organize life</text:p>
                    </text:list-item>
                  </text:list>
                </table:table-cell>
              </table:table-row>
              <table:table-row table:style-name="Table3.2">
                <table:table-cell table:style-name="Table3.A2" office:value-type="string">
                  <text:p text:style-name="P4"/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2.1">
                      <table:table-cell table:style-name="Table2.A1" office:value-type="string">
                        <text:p text:style-name="Heading_20_3">Highlight of the day:</text:p>
                      </table:table-cell>
                      <table:table-cell table:style-name="Table2.A1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2" office:value-type="string">
                        <text:p text:style-name="Standard"/>
                      </table:table-cell>
                      <table:table-cell table:style-name="Table2.A2" office:value-type="string">
                        <text:p text:style-name="Standard"/>
                      </table:table-cell>
                    </table:table-row>
                    <table:table-row table:style-name="Table2.3">
                      <table:table-cell table:style-name="Table2.A3" office:value-type="string">
                        <text:p text:style-name="Heading_20_3"/>
                      </table:table-cell>
                      <table:table-cell table:style-name="Table2.A3" office:value-type="string">
                        <text:p text:style-name="Heading_20_3"/>
                      </table:table-cell>
                    </table:table-row>
                    <table:table-row table:style-name="Table2.1">
                      <table:table-cell table:style-name="Table2.A4" office:value-type="string">
                        <text:p text:style-name="Standard"/>
                      </table:table-cell>
                      <table:table-cell table:style-name="Table2.A4" office:value-type="string">
                        <text:p text:style-name="Standard"/>
                      </table:table-cell>
                    </table:table-row>
                  </table:table>
                  <text:p text:style-name="Standard"/>
                </table:table-cell>
              </table:table-row>
              <table:table-row table:style-name="Table3.3">
                <table:table-cell table:style-name="Table3.A3" office:value-type="string">
                  <text:p text:style-name="Heading_20_2">Completed Tasks</text:p>
                  <text:p text:style-name="Heading_20_3">What did you finish today?</text:p>
                  <text:list xml:id="list1945507875" text:style-name="WWNum4">
                    <text:list-item>
                      <text:p text:style-name="P13">LOTS</text:p>
                    </text:list-item>
                  </text:list>
                </table:table-cell>
              </table:table-row>
            </table:table>
            <text:p text:style-name="Standard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455f51" style:font-name="Century Gothic" fo:font-size="10pt" fo:language="en" fo:country="U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417in" loext:contextual-spacing="false" fo:line-height="108%"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center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font-variant="small-caps" fo:color="#404040" style:font-name="Century Gothic" fo:font-family="'Century Gothic'" style:font-family-generic="roman" style:font-pitch="variable" fo:font-size="23pt" style:font-name-asian="Century Gothic1" style:font-family-asian="'Century Gothic'" style:font-family-generic-asian="system" style:font-pitch-asian="variable" style:font-size-asian="23pt" style:font-name-complex="Century Gothic1" style:font-family-complex="'Century Gothic'" style:font-family-generic-complex="system" style:font-pitch-complex="variable" style:font-size-complex="23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89in" fo:margin-bottom="0in" loext:contextual-spacing="false" fo:line-height="100%" fo:keep-together="always" fo:keep-with-next="always"/>
      <style:text-properties fo:font-variant="small-caps" style:font-name="Century Gothic" fo:font-family="'Century Gothic'" style:font-family-generic="roman" style:font-pitch="variable" fo:font-size="13pt" style:font-name-asian="Century Gothic1" style:font-family-asian="'Century Gothic'" style:font-family-generic-asian="system" style:font-pitch-asian="variable" style:font-size-asian="13pt" style:font-name-complex="Century Gothic1" style:font-family-complex="'Century Gothic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style:font-name="Century Gothic" fo:font-family="'Century Gothic'" style:font-family-generic="roman" style:font-pitch="variable" fo:font-weight="bold" style:font-name-asian="Century Gothic1" style:font-family-asian="'Century Gothic'" style:font-family-generic-asian="system" style:font-pitch-asian="variable" style:font-weight-asian="bold" style:font-name-complex="Century Gothic1" style:font-family-complex="'Century Gothic'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Century Gothic1" style:font-family-complex="'Century Gothic'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28in" fo:margin-bottom="0in" loext:contextual-spacing="false" fo:line-height="100%" fo:keep-together="always" fo:keep-with-next="always"/>
      <style:text-properties fo:color="#595959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000000" style:font-name="Century Gothic" fo:font-family="'Century Gothic'" style:font-family-generic="roman" style:font-pitch="variable" fo:font-size="28pt" style:font-name-asian="Century Gothic1" style:font-family-asian="'Century Gothic'" style:font-family-generic-asian="system" style:font-pitch-asian="variable" style:font-size-asian="28pt" style:font-name-complex="Century Gothic1" style:font-family-complex="'Century Gothic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text-properties fo:color="#5a5a5a" fo:font-size="11pt" style:font-size-asian="11pt" style:font-size-complex="11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+" text:bullet-char="+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+" text:bullet-char="+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+" text:bullet-char="+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+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+" text:bullet-char="+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+" text:bullet-char="+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+" text:bullet-char="+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+" text:bullet-char="+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455f51" style:text-line-through-style="none" style:text-line-through-type="none" style:text-position="0% 100%" style:font-name="Century Gothic" fo:font-size="10pt" fo:font-style="normal" style:text-underline-style="none" fo:font-weight="normal" style:font-name-asian="Century Gothic1" style:font-size-asian="10pt" style:font-style-asian="normal" style:font-weight-asian="normal" style:font-name-complex="Century Gothic1" style:font-size-complex="10pt"/>
    </style:style>
    <style:page-layout style:name="Mpm1">
      <style:page-layout-properties fo:page-width="8.5in" fo:page-height="11in" style:num-format="1" style:print-orientation="portrait" fo:margin-top="0.5in" fo:margin-bottom="0.4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in" fo:margin-left="0in" fo:margin-right="0in" fo:margin-top="0.0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5in" fo:margin-bottom="0.5in" fo:margin-left="0.5in" fo:margin-right="0.5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30" meta:word-count="115" meta:character-count="630" meta:non-whitespace-character-count="549"/>
    <meta:generator>LibreOfficeDev/6.0.5.2$Linux_X86_64 LibreOffice_project/</meta:generator>
  </office:meta>
</office:document-meta>
</file>